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fo:color="#ff0000"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fo:color="#ff0000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style:font-name-complex="Times New Roman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Times New Roman" style:font-name-complex="Times New Roman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Text_20_body" style:master-page-name="Standard">
      <style:paragraph-properties fo:text-align="center" style:justify-single-word="false" style:page-number="auto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3">
      <style:text-properties fo:color="#000000"/>
    </style:style>
    <style:style style:name="P13" style:family="paragraph" style:parent-style-name="Heading_20_3">
      <style:text-properties fo:color="#000000" officeooo:rsid="0009c96c" officeooo:paragraph-rsid="0009c96c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9c96c" style:font-size-asian="12pt" style:font-name-complex="Times New Roman" style:font-size-complex="12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09c96c" style:font-name-complex="Times New Roman"/>
    </style:style>
    <style:style style:name="T5" style:family="text">
      <style:text-properties style:font-name="Times New Roman" fo:font-weight="bold" style:font-weight-asian="bold" style:font-name-complex="Times New Roman"/>
    </style:style>
    <style:style style:name="T6" style:family="text">
      <style:text-properties fo:color="#000000"/>
    </style:style>
    <style:style style:name="T7" style:family="text">
      <style:text-properties fo:color="#000000" officeooo:rsid="0009c96c"/>
    </style:style>
    <style:style style:name="T8" style:family="text">
      <style:text-properties fo:color="#ff0000" style:font-name="Times New Roman" style:font-name-complex="Times New Roman"/>
    </style:style>
    <style:style style:name="T9" style:family="text">
      <style:text-properties officeooo:rsid="0009c9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UNIVERSIDAD</text:span><text:span text:style-name="T2">E</text:span><text:span text:style-name="T1"> ESTADUAL PAULISTA </text:span></text:p>
      <text:p text:style-name="P9">“JÚLIO DE MESQUITA FILHO”</text:p>
      <text:p text:style-name="P9">FACULDADE DE CIÊNCIAS</text:p>
      <text:p text:style-name="P1"><text:span text:style-name="T5">DEPARTAMENTO DE COMPUTAÇÃO</text:span></text:p>
      <text:p text:style-name="P1"><text:span text:style-name="T5">BACHARELADO EM CIÊNCIA DA COMPUTAÇÃO</text:span></text:p>
      <text:p text:style-name="P4"/>
      <text:p text:style-name="P5"/>
      <text:h text:style-name="P12" text:outline-level="3"><text:span text:style-name="T9">IMPLEMENTAÇÃO DE OCLUSÃO MÚTUA POR MEIO DA UTILIZAÇÃO DE SENSOR DE PROFUNDIDADE</text:span> <text:s/><text:span text:style-name="T9">PARA SISTEMAS DE ESTÚDIO VIRTUAL</text:span></text:h>
      <text:p text:style-name="P6"/>
      <text:h text:style-name="P13" text:outline-level="3">Emerson <text:s/>Belancieri de Souza</text:h>
      <text:p text:style-name="P6"/>
      <text:h text:style-name="Heading_20_3" text:outline-level="3"><text:span text:style-name="T6">Orientador: </text:span><text:span text:style-name="T7">Prof. Associado Antonio Carlos Sementille</text:span></text:h>
      <text:p text:style-name="P6"/>
      <text:p text:style-name="P5"/>
      <text:h text:style-name="P11" text:outline-level="1">RESUMO </text:h>
      <text:p text:style-name="P2"/>
      <text:p text:style-name="P7"><text:span text:style-name="T3">Com a popularização de aplicações de realidade aumentada, como os estúdios de produção virtual, busca-se cada vez métodos melhores para solucionar os problemas dessa tecnologia. Um desses problemas é a determinação da profundidade de objetos em um ambiente real, no qual está inserido o processo de oclusão mútua. O objetivo desse processo é a definição de quais objetos, reais e virtuais, estão a frente, </text:span><text:span text:style-name="T4">atrás</text:span><text:span text:style-name="T3"> ou se sobrepondo uns aos outros. O método mais comum de oclusão mútua entre objetos reais e virtuais em uma aplicação de realidade aumentada é baseado na utilização de marcadores fiduciais colocados no ambiente real, para estabelecer um plano ao qual os objetos pertencem, e então decidir quais planos estão a frente ou atrás uns dos outros. Esse método apresenta um baixo nível de realismo, pois a profundidade de um ambiente ou objeto reais são tratados como um único plano, quando na verdade a profundidade é uma grandeza contínua. Nesse contexto, é apresentada uma abordagem alternativa, utilizando sensores de profundidade para obter informações de profundidade de um ambiente real mais próximas da realidade, para a realização da oclusão mútua. Esse trabalho descreve a implementação de um método de calibração de câmeras em uma aplicação do motor de jogos Unity3D, o processo de calibração é necessário para obter a profundidade correta de cada ponto de uma imagem capturada por uma câmera RGB externa. Então, é implementado um método de oclusão mútua baseada na geração de malhas tridimensionais a partir do mapa de profundidade obtido por meio do sensor, projetado na imagem obtida da câmera RGB. A aplicação desse método resulta em um modelo tridimensional aproximado do ambiente visível pelo sensor, o qual é tratado como um objeto virtual qualquer no motor de jogos, que por sua vez, dadas essas condições, é capaz de realizar o processo de oclusão automaticamente. </text:span></text:p>
      <text:p text:style-name="P2"/>
      <text:p text:style-name="Standard"><text:span text:style-name="T3">Palavras-chave: Calibração de câmeras, visão 3D, sensor de profundidade, oclusão mútua.</text:span></text:p>
      <text:p text:style-name="P2"/>
      <text:p text:style-name="P2"/>
      <text:p text:style-name="P3">BAURU - SP</text:p>
      <text:p text:style-name="P8">Turma de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text-properties fo:font-size="10pt" fo:font-weight="bold" style:font-size-asian="10pt" style:font-weight-asian="bold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ff0000"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Black" fo:font-family="'Arial Black'" style:font-family-generic="swiss" style:font-pitch="variable" fo:font-size="11pt" fo:font-style="italic" style:font-size-asian="11pt" style:font-style-asian="italic" style:font-name-complex="Arial Black" style:font-family-complex="'Arial Black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ff0000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9.236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649cm" style:auto-text-indent="false"/>
      <style:text-properties fo:color="#ff0000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4pt" style:font-size-asian="14pt"/>
    </style:style>
    <style:style style:name="Recuo_20_de_20_corpo_20_de_20_texto_20_3" style:display-name="Recuo de corpo de texto 3" style:family="paragraph" style:parent-style-name="Standard">
      <style:paragraph-properties fo:margin-left="7.586cm" fo:margin-right="0cm" fo:text-align="justify" style:justify-single-word="false" fo:text-indent="0cm" style:auto-text-indent="false"/>
    </style:style>
    <style:style style:name="Relatório" style:family="paragraph" style:parent-style-name="Standard">
      <style:paragraph-properties fo:margin-left="0cm" fo:margin-right="0cm" fo:line-height="150%" fo:text-align="justify" style:justify-single-word="false" fo:text-indent="1.501cm" style:auto-text-indent="false">
        <style:tab-stops>
          <style:tab-stop style:position="1cm"/>
          <style:tab-stop style:position="15.503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a_20_com_20_marcadores" style:display-name="Lista com marcadores" style:family="paragraph" style:parent-style-name="Standard" style:list-style-name="WW8Num6">
      <style:text-properties style:font-name="Times New Roman" fo:font-family="'Times New Roman'" style:font-family-generic="roman" style:font-pitch="variable" fo:language="pt" fo:country="PT" style:font-name-complex="Times New Roman" style:font-family-complex="'Times New Roman'" style:font-family-generic-complex="roman" style:font-pitch-complex="variable" style:font-size-complex="12pt"/>
    </style:style>
    <style:style style:name="Lista_20_com_20_marcadores_20_-" style:display-name="Lista com marcadores -" style:family="paragraph" style:parent-style-name="Standard" style:list-style-name="WW8Num3">
      <style:paragraph-properties fo:margin-top="0.071cm" fo:margin-bottom="0cm" loext:contextual-spacing="false" fo:text-align="justify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Tabelas" style:family="paragraph" style:parent-style-name="Standard" style:next-style-name="Standard" style:list-style-name="WW8Num1">
      <style:paragraph-properties fo:margin-left="0.63cm" fo:margin-right="0cm" fo:margin-top="0cm" fo:margin-bottom="0.423cm" loext:contextual-spacing="false" fo:text-align="center" style:justify-single-word="false" fo:text-indent="-0.63cm" style:auto-text-indent="false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Parágrafo" style:family="paragraph" style:parent-style-name="Standard">
      <style:paragraph-properties fo:margin-left="0cm" fo:margin-right="0cm" fo:margin-top="0.212cm" fo:margin-bottom="0.106cm" loext:contextual-spacing="false" fo:line-height="150%" fo:text-align="justify" style:justify-single-word="false" fo:text-indent="2.501cm" style:auto-text-indent="false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udação" style:family="paragraph" style:parent-style-name="Standard" style:next-style-name="Standard">
      <style:text-properties style:font-name="Times New Roman" fo:font-family="'Times New Roman'" style:font-family-generic="roman" style:font-pitch="variable" fo:language="pt" fo:country="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Tabela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037cm" fo:text-indent="-0.635cm" fo:margin-left="3.037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307cm" fo:text-indent="-0.635cm" fo:margin-left="4.307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577cm" fo:text-indent="-0.635cm" fo:margin-left="5.57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847cm" fo:text-indent="-0.635cm" fo:margin-left="6.847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117cm" fo:text-indent="-0.635cm" fo:margin-left="8.117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387cm" fo:text-indent="-0.635cm" fo:margin-left="9.38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657cm" fo:text-indent="-0.635cm" fo:margin-left="10.657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927cm" fo:text-indent="-0.635cm" fo:margin-left="11.92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284cm" fo:text-indent="-0.635cm" fo:margin-left="2.284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54cm" fo:text-indent="-0.635cm" fo:margin-left="3.5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24cm" fo:text-indent="-0.635cm" fo:margin-left="4.824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6.094cm" fo:text-indent="-0.635cm" fo:margin-left="6.094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64cm" fo:text-indent="-0.635cm" fo:margin-left="7.364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34cm" fo:text-indent="-0.635cm" fo:margin-left="8.634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904cm" fo:text-indent="-0.635cm" fo:margin-left="9.904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74cm" fo:text-indent="-0.635cm" fo:margin-left="11.174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44cm" fo:text-indent="-0.635cm" fo:margin-left="12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FET-PR - Centro Federal de Educação Tecnológica do Paraná - Curitiba</dc:title>
    <meta:initial-creator>ivan</meta:initial-creator>
    <meta:creation-date>2017-11-20T12:02:00</meta:creation-date>
    <dc:date>2018-11-18T14:25:34.744000000</dc:date>
    <meta:print-date>2011-02-18T14:31:00</meta:print-date>
    <meta:editing-cycles>3</meta:editing-cycles>
    <meta:editing-duration>PT14M5S</meta:editing-duration>
    <meta:document-statistic meta:table-count="0" meta:image-count="0" meta:object-count="0" meta:page-count="1" meta:paragraph-count="13" meta:word-count="366" meta:character-count="2340" meta:non-whitespace-character-count="1982"/>
    <meta:generator>LibreOffice/6.0.2.1$Windows_X86_64 LibreOffice_project/f7f06a8f319e4b62f9bc5095aa112a65d2f3ac89</meta:generator>
  </office:meta>
</office:document-meta>
</file>